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85cm" style:rel-column-width="32767*"/>
    </style:style>
    <style:style style:name="Tabella1.B" style:family="table-column">
      <style:table-column-properties style:column-width="13.85cm" style:rel-column-width="32768*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554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normal" officeooo:rsid="001cf192" officeooo:paragraph-rsid="006a7780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Courier 10 Pitch1" fo:font-size="8pt" fo:font-weight="normal" officeooo:rsid="001cf192" officeooo:paragraph-rsid="0091cb59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Courier 10 Pitch1" fo:font-size="9pt" fo:font-weight="bold" officeooo:rsid="001cf192" officeooo:paragraph-rsid="00728d7c" style:font-size-asian="9pt" style:font-weight-asian="bold" style:font-size-complex="9pt" style:font-weight-complex="bold"/>
    </style:style>
    <style:style style:name="P7" style:family="paragraph" style:parent-style-name="Header">
      <style:text-properties style:font-name="Courier 10 Pitch1" fo:font-size="9pt" fo:font-weight="bold" officeooo:rsid="0076a1d7" officeooo:paragraph-rsid="0076a1d7" style:font-size-asian="9pt" style:font-weight-asian="bold" style:font-size-complex="9pt" style:font-weight-complex="bold"/>
    </style:style>
    <style:style style:name="P8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9" style:family="paragraph" style:parent-style-name="Header">
      <style:text-properties style:font-name="Courier 10 Pitch1" fo:font-size="9pt" fo:font-weight="normal" officeooo:rsid="001cf192" officeooo:paragraph-rsid="00781ca5" style:font-size-asian="9pt" style:font-weight-asian="normal" style:font-size-complex="9pt" style:font-weight-complex="normal"/>
    </style:style>
    <style:style style:name="P10" style:family="paragraph" style:parent-style-name="Header">
      <style:text-properties style:font-name="Courier 10 Pitch1" fo:font-size="9pt" fo:font-weight="normal" officeooo:rsid="001cf192" officeooo:paragraph-rsid="007a5766" style:font-size-asian="9pt" style:font-weight-asian="normal" style:font-size-complex="9pt" style:font-weight-complex="normal"/>
    </style:style>
    <style:style style:name="P11" style:family="paragraph" style:parent-style-name="Header">
      <style:text-properties style:font-name="Courier 10 Pitch1" fo:font-size="9pt" fo:font-weight="normal" officeooo:rsid="001cf192" officeooo:paragraph-rsid="00746bef" style:font-size-asian="9pt" style:font-weight-asian="normal" style:font-size-complex="9pt" style:font-weight-complex="normal"/>
    </style:style>
    <style:style style:name="P12" style:family="paragraph" style:parent-style-name="Header">
      <style:text-properties style:font-name="Courier 10 Pitch1" fo:font-size="9pt" fo:font-weight="normal" officeooo:rsid="001cf192" officeooo:paragraph-rsid="00892581" style:font-size-asian="9pt" style:font-weight-asian="normal" style:font-size-complex="9pt" style:font-weight-complex="normal"/>
    </style:style>
    <style:style style:name="P13" style:family="paragraph" style:parent-style-name="Header">
      <style:text-properties style:font-name="Courier 10 Pitch1" fo:font-size="9pt" fo:font-weight="normal" officeooo:rsid="001cf192" officeooo:paragraph-rsid="00896503" style:font-size-asian="9pt" style:font-weight-asian="normal" style:font-size-complex="9pt" style:font-weight-complex="normal"/>
    </style:style>
    <style:style style:name="P14" style:family="paragraph" style:parent-style-name="Header">
      <style:text-properties style:font-name="Courier 10 Pitch1" fo:font-size="9pt" fo:font-weight="normal" officeooo:rsid="001cf192" officeooo:paragraph-rsid="008e0380" style:font-size-asian="9pt" style:font-weight-asian="normal" style:font-size-complex="9pt" style:font-weight-complex="normal"/>
    </style:style>
    <style:style style:name="P15" style:family="paragraph" style:parent-style-name="Header">
      <style:text-properties style:font-name="Courier 10 Pitch1" fo:font-size="9pt" fo:font-weight="normal" officeooo:rsid="001cf192" officeooo:paragraph-rsid="00914278" style:font-size-asian="9pt" style:font-weight-asian="normal" style:font-size-complex="9pt" style:font-weight-complex="normal"/>
    </style:style>
    <style:style style:name="P16" style:family="paragraph" style:parent-style-name="Header">
      <style:text-properties style:font-name="Courier 10 Pitch1" fo:font-size="9pt" fo:font-weight="normal" officeooo:rsid="001cf192" officeooo:paragraph-rsid="0091cb59" style:font-size-asian="9pt" style:font-weight-asian="normal" style:font-size-complex="9pt" style:font-weight-complex="normal"/>
    </style:style>
    <style:style style:name="P17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8" style:family="paragraph" style:parent-style-name="Header">
      <style:text-properties style:font-name="Courier 10 Pitch1" fo:font-size="9pt" fo:font-weight="bold" officeooo:rsid="001cf192" officeooo:paragraph-rsid="0091dc14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typology, item in get_object(objects).iteritems()"&gt;</text:placeholder></text:p>
      <text:p text:style-name="P16"><text:placeholder text:placeholder-type="text">&lt;if test="item[0] or item[1]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<text:placeholder text:placeholder-type="text">&lt;typology.name or ''&gt;</text:placeholder> </text:p>
          </table:table-cell>
          <table:table-cell table:style-name="Tabella1.B1" office:value-type="string">
            <text:p text:style-name="P18"><text:span text:style-name="T3"><text:placeholder text:placeholder-type="text">&lt;typology.note or ''&gt;</text:placeholder></text:span></text:p>
          </table:table-cell>
        </table:table-row>
        <table:table-row>
          <table:table-cell table:style-name="Tabella1.A2" office:value-type="string">
            <text:p text:style-name="P14"><text:placeholder text:placeholder-type="text">&lt;if test="item[0]"&gt;</text:placeholder></text:p>
          </table:table-cell>
          <table:table-cell table:style-name="Tabella1.B2" office:value-type="string">
            <text:p text:style-name="P8"/>
          </table:table-cell>
        </table:table-row>
        <table:table-row>
          <table:table-cell table:style-name="Tabella1.A9" office:value-type="string">
            <text:p text:style-name="P7">Nota risultante:</text:p>
            <text:p text:style-name="P6"><text:placeholder text:placeholder-type="text">&lt;item[0].name &gt;</text:placeholder></text:p>
            <text:p text:style-name="P11"><text:placeholder text:placeholder-type="text">&lt;item[0].description&gt;</text:placeholder></text:p>
            <text:p text:style-name="P12"><text:placeholder text:placeholder-type="text">&lt;item[0].date&gt;</text:placeholder></text:p>
            <text:p text:style-name="P12"><text:placeholder text:placeholder-type="text">&lt;item[0].deadline&gt;</text:placeholder></text:p>
            <text:p text:style-name="P12"><text:placeholder text:placeholder-type="text">&lt;item[0].create_uid.name if item[0].create_uid else ''&gt;</text:placeholder></text:p>
            <text:p text:style-name="P12"><text:placeholder text:placeholder-type="text">&lt;item[0].product_id.name if item[0].product_id else ''&gt;</text:placeholder></text:p>
            <text:p text:style-name="P12"><text:placeholder text:placeholder-type="text">&lt;item[0].partner_id.name if item[0].partner_id else ''&gt;</text:placeholder></text:p>
            <text:p text:style-name="P12"><text:placeholder text:placeholder-type="text">&lt;item[0].order_id.name if item[0].order_id else ''&gt;</text:placeholder></text:p>
            <text:p text:style-name="P12"><text:placeholder text:placeholder-type="text">&lt;item[0].line_id.name if item[0].line_id else ''&gt;</text:placeholder></text:p>
          </table:table-cell>
          <table:table-cell table:style-name="Tabella1.B9" office:value-type="string">
            <text:p text:style-name="P8"><draw:frame draw:style-name="fr1" draw:name="image: asimage(item[0].image)" text:anchor-type="as-char" svg:width="2cm" draw:z-index="1"><draw:text-box fo:min-height="2cm"><text:p text:style-name="P8"/></draw:text-box></draw:frame></text:p>
          </table:table-cell>
        </table:table-row>
        <table:table-row>
          <table:table-cell table:style-name="Tabella1.A9" office:value-type="string">
            <text:p text:style-name="P14"><text:placeholder text:placeholder-type="text">&lt;/if&gt;</text:placeholder></text:p>
          </table:table-cell>
          <table:table-cell table:style-name="Tabella1.B9" office:value-type="string">
            <text:p text:style-name="P8"/>
          </table:table-cell>
        </table:table-row>
        <table:table-row>
          <table:table-cell table:style-name="Tabella1.A9" office:value-type="string">
            <text:p text:style-name="P15"><text:placeholder text:placeholder-type="text">&lt;if test="item[1]"&gt;</text:placeholder></text:p>
          </table:table-cell>
          <table:table-cell table:style-name="Tabella1.B9" office:value-type="string">
            <text:p text:style-name="P7"/>
          </table:table-cell>
        </table:table-row>
        <table:table-row>
          <table:table-cell table:style-name="Tabella1.A9" office:value-type="string">
            <text:p text:style-name="P7">Note fisse:</text:p>
          </table:table-cell>
          <table:table-cell table:style-name="Tabella1.B9" office:value-type="string">
            <text:p text:style-name="P7"/>
          </table:table-cell>
        </table:table-row>
        <table:table-row>
          <table:table-cell table:style-name="Tabella1.A9" office:value-type="string">
            <text:p text:style-name="P9"><text:placeholder text:placeholder-type="text">&lt;for each="note in item[1]"&gt;</text:placeholder></text:p>
          </table:table-cell>
          <table:table-cell table:style-name="Tabella1.B9" office:value-type="string">
            <text:p text:style-name="P7"/>
          </table:table-cell>
        </table:table-row>
        <table:table-row>
          <table:table-cell table:style-name="Tabella1.A9" office:value-type="string">
            <text:p text:style-name="P9"><text:placeholder text:placeholder-type="text">&lt;note.name&gt;</text:placeholder></text:p>
            <text:p text:style-name="P10"><text:placeholder text:placeholder-type="text">&lt;note.date&gt;</text:placeholder></text:p>
            <text:p text:style-name="P10"><text:placeholder text:placeholder-type="text">&lt;note.deadline&gt;</text:placeholder></text:p>
            <text:p text:style-name="P13"><text:placeholder text:placeholder-type="text">&lt;note.create_uid.name if note.create_uid else ''&gt;</text:placeholder></text:p>
            <text:p text:style-name="P10"><text:placeholder text:placeholder-type="text">&lt;note.product_id.name if note.product_id else ''&gt;</text:placeholder></text:p>
            <text:p text:style-name="P10"><text:placeholder text:placeholder-type="text">&lt;note.partner_id.name if note.partner_id else ''&gt;</text:placeholder></text:p>
            <text:p text:style-name="P10"><text:placeholder text:placeholder-type="text">&lt;note.order_id.name if  note.order_id else ''&gt;</text:placeholder></text:p>
            <text:p text:style-name="P10"><text:placeholder text:placeholder-type="text">&lt;note.line_id.name if note.line_id else ''&gt;</text:placeholder></text:p>
          </table:table-cell>
          <table:table-cell table:style-name="Tabella1.B9" office:value-type="string">
            <text:p text:style-name="P8"><draw:frame draw:style-name="fr1" draw:name="image: asimage(note.image)" text:anchor-type="as-char" svg:width="2cm" draw:z-index="0"><draw:text-box fo:min-height="2cm"><text:p text:style-name="P8"/></draw:text-box></draw:frame></text:p>
          </table:table-cell>
        </table:table-row>
        <table:table-row table:style-name="Tabella1.9">
          <table:table-cell table:style-name="Tabella1.A9" office:value-type="string">
            <text:p text:style-name="P10"><text:placeholder text:placeholder-type="text">&lt;/for&gt;</text:placeholder></text:p>
          </table:table-cell>
          <table:table-cell table:style-name="Tabella1.B9" office:value-type="string">
            <text:p text:style-name="P7"/>
          </table:table-cell>
        </table:table-row>
        <table:table-row table:style-name="Tabella1.9">
          <table:table-cell table:style-name="Tabella1.A10" office:value-type="string">
            <text:p text:style-name="P15"><text:placeholder text:placeholder-type="text">&lt;/if&gt;</text:placeholder></text:p>
          </table:table-cell>
          <table:table-cell table:style-name="Tabella1.B10" office:value-type="string">
            <text:p text:style-name="P7"/>
          </table:table-cell>
        </table:table-row>
      </table:table>
      <text:p text:style-name="P5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NNOTAZIONI PRODOTTO</text:p>
              <text:p text:style-name="MP2">Filtro: </text:p>
            </table:table-cell>
          </table:table-row>
        </table:table>
        <text:p text:style-name="MP3"/>
      </style:header>
      <style:footer>
        <text:p text:style-name="MP4">Stampato: 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9-20T18:37:24.166045000</dc:date>
    <meta:editing-duration>PT3H56M29S</meta:editing-duration>
    <meta:editing-cycles>123</meta:editing-cycles>
    <dc:creator>thebrush </dc:creator>
    <meta:document-statistic meta:table-count="2" meta:image-count="0" meta:object-count="0" meta:page-count="1" meta:paragraph-count="36" meta:word-count="99" meta:character-count="918" meta:non-whitespace-character-count="849"/>
  </office:meta>
</office:document-meta>
</file>